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style:tab-stops>
          <style:tab-stop style:position="5.927cm"/>
        </style:tab-stops>
      </style:paragraph-properties>
      <style:text-properties fo:font-style="normal" fo:font-weight="normal" officeooo:rsid="0057527a" officeooo:paragraph-rsid="006b2b4f" style:font-style-asian="normal" style:font-weight-asian="normal" style:font-style-complex="normal" style:font-weight-complex="normal"/>
    </style:style>
    <style:style style:name="P2" style:family="paragraph" style:parent-style-name="Standard">
      <style:text-properties fo:font-style="normal" fo:font-weight="normal" officeooo:rsid="0063e51c" officeooo:paragraph-rsid="006c9497" style:font-style-asian="normal" style:font-weight-asian="normal" style:font-style-complex="normal" style:font-weight-complex="normal"/>
    </style:style>
    <style:style style:name="P3" style:family="paragraph" style:parent-style-name="Standard">
      <style:paragraph-properties>
        <style:tab-stops>
          <style:tab-stop style:position="5.927cm"/>
        </style:tab-stops>
      </style:paragraph-properties>
      <style:text-properties fo:font-style="normal" fo:font-weight="normal" officeooo:rsid="006fd055" officeooo:paragraph-rsid="006fd055" style:font-style-asian="normal" style:font-weight-asian="normal" style:font-style-complex="normal" style:font-weight-complex="normal"/>
    </style:style>
    <style:style style:name="P4" style:family="paragraph" style:parent-style-name="Standard">
      <style:text-properties fo:font-style="normal" fo:font-weight="normal" officeooo:rsid="0063d70d" officeooo:paragraph-rsid="006b2b4f" style:font-style-asian="normal" style:font-weight-asian="normal" style:font-style-complex="normal" style:font-weight-complex="normal"/>
    </style:style>
    <style:style style:name="P5" style:family="paragraph" style:parent-style-name="Standard">
      <style:paragraph-properties>
        <style:tab-stops>
          <style:tab-stop style:position="5.927cm"/>
        </style:tab-stops>
      </style:paragraph-properties>
      <style:text-properties fo:font-style="normal" fo:font-weight="normal" officeooo:rsid="0057527a" officeooo:paragraph-rsid="0074695e" style:font-style-asian="normal" style:font-weight-asian="normal" style:font-style-complex="normal" style:font-weight-complex="normal"/>
    </style:style>
    <style:style style:name="P6" style:family="paragraph" style:parent-style-name="Standard">
      <style:text-properties fo:font-style="normal" fo:font-weight="normal" officeooo:rsid="005b2ba9" officeooo:paragraph-rsid="006b2b4f" style:font-style-asian="normal" style:font-weight-asian="normal" style:font-style-complex="normal" style:font-weight-complex="normal"/>
    </style:style>
    <style:style style:name="P7" style:family="paragraph" style:parent-style-name="Standard">
      <style:text-properties fo:font-style="normal" fo:font-weight="normal" officeooo:rsid="006061fd" officeooo:paragraph-rsid="006b2b4f" style:font-style-asian="normal" style:font-weight-asian="normal" style:font-style-complex="normal" style:font-weight-complex="normal"/>
    </style:style>
    <style:style style:name="P8" style:family="paragraph" style:parent-style-name="Standard">
      <style:paragraph-properties>
        <style:tab-stops>
          <style:tab-stop style:position="5.927cm"/>
        </style:tab-stops>
      </style:paragraph-properties>
      <style:text-properties fo:font-style="normal" fo:font-weight="normal" officeooo:rsid="00620bb5" officeooo:paragraph-rsid="006b2b4f" style:font-style-asian="normal" style:font-weight-asian="normal" style:font-style-complex="normal" style:font-weight-complex="normal"/>
    </style:style>
    <style:style style:name="P9" style:family="paragraph" style:parent-style-name="Standard">
      <style:paragraph-properties>
        <style:tab-stops>
          <style:tab-stop style:position="5.927cm"/>
        </style:tab-stops>
      </style:paragraph-properties>
      <style:text-properties fo:font-style="normal" fo:font-weight="normal" officeooo:rsid="0064e892" officeooo:paragraph-rsid="006b2b4f" style:font-style-asian="normal" style:font-weight-asian="normal" style:font-style-complex="normal" style:font-weight-complex="normal"/>
    </style:style>
    <style:style style:name="P10" style:family="paragraph" style:parent-style-name="Standard">
      <style:text-properties fo:font-style="normal" fo:font-weight="normal" officeooo:rsid="0062bffc" officeooo:paragraph-rsid="006b2b4f" style:font-style-asian="normal" style:font-weight-asian="normal" style:font-style-complex="normal" style:font-weight-complex="normal"/>
    </style:style>
    <style:style style:name="P11" style:family="paragraph" style:parent-style-name="Standard">
      <style:text-properties fo:font-style="normal" fo:font-weight="normal" officeooo:rsid="0046fce6" officeooo:paragraph-rsid="006b2b4f" style:font-style-asian="normal" style:font-weight-asian="normal" style:font-style-complex="normal" style:font-weight-complex="normal"/>
    </style:style>
    <style:style style:name="P12" style:family="paragraph" style:parent-style-name="Standard">
      <style:text-properties fo:font-style="normal" fo:font-weight="normal" officeooo:rsid="0054d6b9" officeooo:paragraph-rsid="006b2b4f" style:font-style-asian="normal" style:font-weight-asian="normal" style:font-style-complex="normal" style:font-weight-complex="normal"/>
    </style:style>
    <style:style style:name="P13" style:family="paragraph" style:parent-style-name="Standard">
      <style:text-properties fo:font-style="normal" fo:font-weight="normal" officeooo:rsid="002c94f0" officeooo:paragraph-rsid="006b2b4f" style:font-style-asian="normal" style:font-weight-asian="normal" style:font-style-complex="normal" style:font-weight-complex="normal"/>
    </style:style>
    <style:style style:name="P14" style:family="paragraph" style:parent-style-name="Standard">
      <style:paragraph-properties>
        <style:tab-stops>
          <style:tab-stop style:position="5.927cm"/>
        </style:tab-stops>
      </style:paragraph-properties>
      <style:text-properties fo:font-style="normal" fo:font-weight="normal" officeooo:rsid="00653baf" officeooo:paragraph-rsid="006b2b4f" style:font-style-asian="normal" style:font-weight-asian="normal" style:font-style-complex="normal" style:font-weight-complex="normal"/>
    </style:style>
    <style:style style:name="P15" style:family="paragraph" style:parent-style-name="Standard">
      <style:text-properties fo:font-style="normal" fo:font-weight="normal" officeooo:rsid="00653baf" officeooo:paragraph-rsid="006b2b4f" style:font-style-asian="normal" style:font-weight-asian="normal" style:font-style-complex="normal" style:font-weight-complex="normal"/>
    </style:style>
    <style:style style:name="P16" style:family="paragraph" style:parent-style-name="Standard">
      <style:paragraph-properties>
        <style:tab-stops>
          <style:tab-stop style:position="5.927cm"/>
        </style:tab-stops>
      </style:paragraph-properties>
      <style:text-properties fo:font-style="normal" fo:font-weight="normal" officeooo:rsid="006b2b4f" officeooo:paragraph-rsid="006b2b4f" style:font-style-asian="normal" style:font-weight-asian="normal" style:font-style-complex="normal" style:font-weight-complex="normal"/>
    </style:style>
    <style:style style:name="P17" style:family="paragraph" style:parent-style-name="Standard">
      <style:text-properties fo:font-style="normal" fo:font-weight="normal" officeooo:rsid="004fe7e7" officeooo:paragraph-rsid="006b2b4f" style:font-style-asian="normal" style:font-weight-asian="normal" style:font-style-complex="normal" style:font-weight-complex="normal"/>
    </style:style>
    <style:style style:name="P18" style:family="paragraph" style:parent-style-name="Standard">
      <style:paragraph-properties>
        <style:tab-stops>
          <style:tab-stop style:position="5.927cm"/>
        </style:tab-stops>
      </style:paragraph-properties>
      <style:text-properties fo:font-style="normal" fo:font-weight="normal" officeooo:rsid="004516ea" officeooo:paragraph-rsid="006b2b4f" style:font-style-asian="normal" style:font-weight-asian="normal" style:font-style-complex="normal" style:font-weight-complex="normal"/>
    </style:style>
    <style:style style:name="P19" style:family="paragraph" style:parent-style-name="Standard">
      <style:paragraph-properties>
        <style:tab-stops>
          <style:tab-stop style:position="5.927cm"/>
        </style:tab-stops>
      </style:paragraph-properties>
      <style:text-properties fo:font-style="normal" fo:font-weight="normal" officeooo:paragraph-rsid="006b2b4f" style:font-style-asian="normal" style:font-weight-asian="normal" style:font-style-complex="normal" style:font-weight-complex="normal"/>
    </style:style>
    <style:style style:name="P20" style:family="paragraph" style:parent-style-name="Standard">
      <style:text-properties fo:font-style="normal" fo:font-weight="bold" officeooo:paragraph-rsid="006b2b4f" style:font-style-asian="normal" style:font-weight-asian="bold" style:font-style-complex="normal" style:font-weight-complex="bold"/>
    </style:style>
    <style:style style:name="P21" style:family="paragraph" style:parent-style-name="Standard">
      <style:paragraph-properties>
        <style:tab-stops>
          <style:tab-stop style:position="5.927cm"/>
        </style:tab-stops>
      </style:paragraph-properties>
      <style:text-properties fo:font-style="normal" fo:font-weight="bold" officeooo:paragraph-rsid="006b2b4f" style:font-style-asian="normal" style:font-weight-asian="bold" style:font-style-complex="normal" style:font-weight-complex="bold"/>
    </style:style>
    <style:style style:name="P22" style:family="paragraph" style:parent-style-name="Standard">
      <style:paragraph-properties>
        <style:tab-stops>
          <style:tab-stop style:position="5.927cm"/>
        </style:tab-stops>
      </style:paragraph-properties>
      <style:text-properties fo:font-style="normal" fo:font-weight="bold" officeooo:rsid="002c158d" officeooo:paragraph-rsid="006b2b4f" style:font-style-asian="normal" style:font-weight-asian="bold" style:font-style-complex="normal" style:font-weight-complex="bold"/>
    </style:style>
    <style:style style:name="P23" style:family="paragraph" style:parent-style-name="Standard">
      <style:paragraph-properties>
        <style:tab-stops>
          <style:tab-stop style:position="5.927cm"/>
        </style:tab-stops>
      </style:paragraph-properties>
      <style:text-properties fo:font-style="normal" fo:font-weight="bold" officeooo:rsid="002b9878" officeooo:paragraph-rsid="006b2b4f" style:font-style-asian="normal" style:font-weight-asian="bold" style:font-style-complex="normal" style:font-weight-complex="bold"/>
    </style:style>
    <style:style style:name="P24" style:family="paragraph" style:parent-style-name="Standard" style:master-page-name="MP0">
      <style:paragraph-properties style:page-number="auto" fo:break-before="page"/>
      <style:text-properties fo:font-style="normal" fo:font-weight="bold" officeooo:paragraph-rsid="006b2b4f" style:font-style-asian="normal" style:font-weight-asian="bold" style:font-style-complex="normal" style:font-weight-complex="bold"/>
    </style:style>
    <style:style style:name="T1" style:family="text">
      <style:text-properties officeooo:rsid="002bfa6f"/>
    </style:style>
    <style:style style:name="T2" style:family="text">
      <style:text-properties officeooo:rsid="002fefab"/>
    </style:style>
    <style:style style:name="T3" style:family="text">
      <style:text-properties fo:font-weight="bold" officeooo:rsid="005f4dcb" style:font-weight-asian="bold" style:font-weight-complex="bold"/>
    </style:style>
    <style:style style:name="T4" style:family="text">
      <style:text-properties fo:font-weight="bold" officeooo:rsid="0063e51c" style:font-weight-asian="bold" style:font-weight-complex="bold"/>
    </style:style>
    <style:style style:name="T5" style:family="text">
      <style:text-properties officeooo:rsid="005f4dcb"/>
    </style:style>
    <style:style style:name="T6" style:family="text">
      <style:text-properties officeooo:rsid="0063d70d"/>
    </style:style>
    <style:style style:name="T7" style:family="text">
      <style:text-properties officeooo:rsid="0063e51c"/>
    </style:style>
    <style:style style:name="T8" style:family="text">
      <style:text-properties officeooo:rsid="006643bd"/>
    </style:style>
    <style:style style:name="T9" style:family="text">
      <style:text-properties officeooo:rsid="0068cc08"/>
    </style:style>
    <style:style style:name="T10" style:family="text">
      <style:text-properties officeooo:rsid="006b2b4f"/>
    </style:style>
    <style:style style:name="T11" style:family="text">
      <style:text-properties officeooo:rsid="00714b4d"/>
    </style:style>
    <style:style style:name="T12" style:family="text">
      <style:text-properties officeooo:rsid="0074695e"/>
    </style:style>
    <style:style style:name="T13" style:family="text">
      <style:text-properties officeooo:rsid="00769f9d"/>
    </style:style>
    <style:style style:name="T14" style:family="text">
      <style:text-properties officeooo:rsid="007778cd"/>
    </style:style>
    <style:style style:name="T15" style:family="text">
      <style:text-properties officeooo:rsid="00786e6a"/>
    </style:style>
    <style:style style:name="T16" style:family="text">
      <style:text-properties officeooo:rsid="007920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atos: <text:span text:style-name="T5">Aparecen dos tablas de datos cada una con dos columnas una para la masa del portapesas (variable independiente) otra para la fuerza (variable dependiente). La toma de datos debe estar explicada. También debe aparecer la masa del carro y el ángul o de inclinación.</text:span></text:p>
      <text:p text:style-name="P6"/>
      <text:p text:style-name="P20">Cualitativo:</text:p>
      <text:p text:style-name="P20">1) <text:span text:style-name="T5">¿Qué hay que tener en cuenta, en el experimento y en los cálculos, para poder observar el efecto de una polea fija?</text:span></text:p>
      <text:p text:style-name="P7">Que la sumatoria de fuerzas sea cero sobre la polea y por consiguiente sobre las masas del sistema.</text:p>
      <text:p text:style-name="P7"><text:span text:style-name="T8">También se requiere que la cuerda sea lo suficientemente resistente para mantener el equilibrio.</text:span> <text:span text:style-name="T8">Otras condiciones, especialmente cruciales para el segundo experimento son las de los valores de las masas, las cuales están determinadas por las ecuaciones de movimiento.</text:span></text:p>
      <text:p text:style-name="P20">2) <text:span text:style-name="T5">Comente que fuentes de error, si los hay, se encuentran en el <text:s/>primer experimento.</text:span></text:p>
      <text:p text:style-name="P8">Que el riel no esté bien nivelado, <text:span text:style-name="T6">que las cuerdas no estén perfectamente alineadas con el riel, que el sensor de fuerza no esté calibrado o que en las masas no se tenga en cuenta la masa del portapesas o de las cuerdas (Debieron seer cuidadosas con las dos últimas para no tener este error).</text:span></text:p>
      <text:p text:style-name="P9">El peso del gancho del sensor de fuerza junto con la cuerda. <text:span text:style-name="T9">Fricción.</text:span></text:p>
      <text:p text:style-name="P20">3) <text:span text:style-name="T5">¿Cuál es la pendiente teórica del segundo experimento?, ¿Qué quiere decir el valor de la pendiente teórica del segundo experimento? Explique qué significado físico con relación con la polea fija se entiende del experimento</text:span></text:p>
      <text:p text:style-name="P10">De la ecuación (1.3) T=m2g y graficando T vs m2 se observa que la pendiente debe ser g=9.777m/s^2.</text:p>
      <text:p text:style-name="P11"/>
      <text:p text:style-name="P20">4) <text:span text:style-name="T5">Que fuentes de error, si las hay, se encuentran en el segundo experimento.</text:span></text:p>
      <text:p text:style-name="P12"/>
      <text:p text:style-name="P8">Que el riel no esté bien nivelado, <text:span text:style-name="T6">que las cuerdas no estén perfectamente alineadas con el riel, que el sensor de fuerza no esté calibrado o que en las masas no se tenga en cuenta la masa del portapesas o de las cuerdas (Debieron seer cuidadosas con las dos últimas para no tener este error)</text:span></text:p>
      <text:p text:style-name="P9">El peso del gancho del sensor de fuerza junto con la cuerda. <text:span text:style-name="T9">Fricción.</text:span></text:p>
      <text:p text:style-name="P13"><text:span text:style-name="T10">5)</text:span><text:span text:style-name="T3">Como cambia el valor del error experimental del segundo experimento, si usa el valor experimental de la gravedad obtenido en el primer experimento.</text:span></text:p>
      <text:p text:style-name="P4"><text:span text:style-name="T7">El error porcentual se calcula como |mexp-mteo|*100%/mteo con mteo=</text:span><text:span text:style-name="T3"> 9, 77m/s</text:span><text:span text:style-name="T4">^2,</text:span><text:span text:style-name="T7"> se observa un error mayor comparado con el primer caso.</text:span></text:p>
      <text:p text:style-name="P14">Debe haber una discrepancia debido principalmente a que en un caso el gancho del sensor de fuerza se encuentra hacia arriba y en otro caso hacia abajo</text:p>
      <text:p text:style-name="P16"/>
      <text:p text:style-name="P20">Cuantitativo</text:p>
      <text:p text:style-name="P20"/>
      <text:p text:style-name="P20">1)<text:span text:style-name="T6">valeX2</text:span> <text:span text:style-name="T5">Con los datos del primer experimento, graficar y realizar una regresión lineal. De los parámetros obtenidos de la regresión obtener el valor de g y compararlo con el valor teórico, gteo = 9, 77m/s, calculando el error experimental.</text:span></text:p>
      <text:p text:style-name="P4">Debe verse una gráfica de la fuerza contra la masa m3 a la cual debe hacerse un ajuste lineal. De la ecuación (1.1) T=m3g+m1*g*sin(beta) si y=T, m3=x y b=m1*g*sin(beta) se identifica la<text:span text:style-name="T14">ec</text:span> pendiente de la recta con g.</text:p>
      <text:p text:style-name="P4"><text:span text:style-name="T7">El error porcentual se calcula como |mexp-mteo|*100%/mteo con mteo=</text:span><text:span text:style-name="T3"> 9, 77m/s</text:span><text:span text:style-name="T4">^2,</text:span><text:span text:style-name="T7"> se espera </text:span>un error menor al <text:span text:style-name="T7">20% y bien calculado.</text:span></text:p>
      <text:p text:style-name="P20">2) <text:span text:style-name="T6">valeX2</text:span> <text:span text:style-name="T5">De los datos del segundo experimento, graficar y realizar una regresión lineal; de los parámetros obtenidos de la regresión obtener el valor de la pendiente y compararlo con su contraparte teórica.</text:span></text:p>
      <text:p text:style-name="P4">Debe verse una gráfica de la fuerza contra la masa m<text:span text:style-name="T7">2</text:span> a la cual debe hacerse un ajuste lineal. De la ecuación (1.<text:span text:style-name="T7">3</text:span>) T=m<text:span text:style-name="T7">2</text:span>g si y=T, m<text:span text:style-name="T7">2</text:span>=x y <text:span text:style-name="T7">b=0</text:span> se identifica la pendiente de la recta con g.</text:p>
      <text:p text:style-name="P4"><text:span text:style-name="T7">El error porcentual se calcula como |mexp-mteo|*100%/mteo con mteo=</text:span><text:span text:style-name="T3"> 9, 77m/s</text:span><text:span text:style-name="T4">^2,</text:span><text:span text:style-name="T7"> se espera </text:span>un <text:soft-page-break/>error menor al <text:span text:style-name="T7">20% y bien calculado.</text:span></text:p>
      <text:p text:style-name="P4"/>
      <text:p text:style-name="P4">-<text:span text:style-name="T15">Mal calculados los procentajes</text:span></text:p>
      <text:p text:style-name="P13"><text:span text:style-name="T2">3)</text:span><text:span text:style-name="T3">Como cambia el valor del error experimental del segundo experimento, si usa el valor experimental de la gravedad obtenido en el primer experimento.</text:span></text:p>
      <text:p text:style-name="P2">El error porcentual se calcula como |mexp-mteo|*100%/mteo con mteo= “valor del primer experimento”</text:p>
      <text:p text:style-name="P15">Debe haber una discrepancia debido principalmente a que en un caso el gancho del sensor de fuerza se encuentra hacia arriba y en otro caso hacia abajo, </text:p>
      <text:p text:style-name="P17"/>
      <text:p text:style-name="P21">Resultados y propuestas: </text:p>
      <text:p text:style-name="P22">Se evalúa la justificación de las respuestas /10 + oraciones que complementan las respuestas y conclusiones.</text:p>
      <text:p text:style-name="P21"/>
      <text:p text:style-name="P18"><text:span text:style-name="T13">8/</text:span>10 <text:span text:style-name="T13">Problemas con algunos conceptos</text:span></text:p>
      <text:p text:style-name="P19"/>
      <text:p text:style-name="P23">Conclusiones:</text:p>
      <text:p text:style-name="P23">Aparecerán los resultados más importantes encontrados, <text:span text:style-name="T1">si no las han escrito serán las respuestas a las preguntas.</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P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P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initial-creator>John Cabrera</meta:initial-creator>
    <dc:creator>John Cabrera</dc:creator>
    <meta:creation-date>2018-10-17T20:54:00Z</meta:creation-date>
    <dc:date>2018-12-13T22:26:35.288590009</dc:date>
    <meta:editing-cycles>71</meta:editing-cycles>
    <meta:editing-duration>PT17H55M58S</meta:editing-duration>
    <meta:document-statistic meta:table-count="0" meta:image-count="0" meta:object-count="0" meta:page-count="2" meta:paragraph-count="32" meta:word-count="715" meta:character-count="4254" meta:non-whitespace-character-count="3568"/>
    <meta:template xlink:type="simple" xlink:actuate="onRequest" xlink:title="" xlink:href="../noname(1).odt/Normal"/>
  </office:meta>
</office:document-meta>
</file>